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PINOT GRIGIO De Silv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nhs9q6x3ejyksch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Pinot Grigio</text:p>
          </table:table-cell>
          <table:table-cell office:value-type="string" calcext:value-type="string">
            <text:p>Peter Sölva</text:p>
          </table:table-cell>
          <table:table-cell office:value-type="float" office:value="67.01348" calcext:value-type="float">
            <text:p>67.013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GEWÜRZTRAMINER De Silv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meq4rk64d4q5rmj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Gewürztraminer</text:p>
          </table:table-cell>
          <table:table-cell office:value-type="string" calcext:value-type="string">
            <text:p>Peter Sölva</text:p>
          </table:table-cell>
          <table:table-cell office:value-type="float" office:value="67.17463" calcext:value-type="float">
            <text:p>67.174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De Silva Perrosé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n9ntyd5d1xzmh6mb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e Silva Perrosè</text:p>
          </table:table-cell>
          <table:table-cell office:value-type="string" calcext:value-type="string">
            <text:p>Peter Sölva</text:p>
          </table:table-cell>
          <table:table-cell office:value-type="float" office:value="73.300415" calcext:value-type="float">
            <text:p>73.3004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Pinot Nero De Silva,Peter Sölva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7qzx0xve8akr43wcb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 Silva Pinot Nero</text:p>
          </table:table-cell>
          <table:table-cell office:value-type="string" calcext:value-type="string">
            <text:p>Peter Sölva</text:p>
          </table:table-cell>
          <table:table-cell office:value-type="float" office:value="67.32583" calcext:value-type="float">
            <text:p>67.325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style-name="ce2"/>
          <table:table-cell office:value-type="string" calcext:value-type="string">
            <text:p>Chardonnay, Marei, Castel Sallegg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26g0p3vbsrwjfzk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arei</text:p>
          </table:table-cell>
          <table:table-cell office:value-type="string" calcext:value-type="string">
            <text:p>Castel Sallegg</text:p>
          </table:table-cell>
          <table:table-cell office:value-type="float" office:value="48.60101" calcext:value-type="float">
            <text:p>48.601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arei, Castel Salle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26g0p3vbsrwjfzk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arei</text:p>
          </table:table-cell>
          <table:table-cell office:value-type="string" calcext:value-type="string">
            <text:p>Castel Sallegg</text:p>
          </table:table-cell>
          <table:table-cell office:value-type="float" office:value="48.60101" calcext:value-type="float">
            <text:p>48.601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Stern, Kellerei Kalter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42znm5gnfkm4tm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Stern</text:p>
          </table:table-cell>
          <table:table-cell office:value-type="string" calcext:value-type="string">
            <text:p>Kellerei Kaltern</text:p>
          </table:table-cell>
          <table:table-cell office:value-type="float" office:value="45.67464" calcext:value-type="float">
            <text:p>45.674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reyda, Weingut Seppi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w76t4mjaewaq4nm8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reyda Bio</text:p>
          </table:table-cell>
          <table:table-cell office:value-type="string" calcext:value-type="string">
            <text:p>Weingut Seppi</text:p>
          </table:table-cell>
          <table:table-cell office:value-type="float" office:value="47.042084" calcext:value-type="float">
            <text:p>47.0420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Giallo, Castel Salle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gh4qe73ayn02r1k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Giallo</text:p>
          </table:table-cell>
          <table:table-cell office:value-type="string" calcext:value-type="string">
            <text:p>Castel Sallegg</text:p>
          </table:table-cell>
          <table:table-cell office:value-type="float" office:value="50.17567" calcext:value-type="float">
            <text:p>50.175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itterberg, Weingut Andi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z4rg924as7mbgypg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itterberg</text:p>
          </table:table-cell>
          <table:table-cell office:value-type="string" calcext:value-type="string">
            <text:p>Weingut Andi Sölva</text:p>
          </table:table-cell>
          <table:table-cell office:value-type="float" office:value="46.96276" calcext:value-type="float">
            <text:p>46.962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ANICUM, Weingut Seppi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jzabaxgtatw5b23n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anicum Bio</text:p>
          </table:table-cell>
          <table:table-cell office:value-type="string" calcext:value-type="string">
            <text:p>Weingut Seppi</text:p>
          </table:table-cell>
          <table:table-cell office:value-type="float" office:value="49.47453" calcext:value-type="float">
            <text:p>49.474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LACUNA, Weingut Michael Puf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s6daks89fe697v3z9y5y4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Lacuna</text:p>
          </table:table-cell>
          <table:table-cell office:value-type="string" calcext:value-type="string">
            <text:p>Weingut Michael Puff</text:p>
          </table:table-cell>
          <table:table-cell office:value-type="float" office:value="48.80936" calcext:value-type="float">
            <text:p>48.809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lldiv, Von Braunba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ww19e9b9jwz8pqsg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lldiv</text:p>
          </table:table-cell>
          <table:table-cell office:value-type="string" calcext:value-type="string">
            <text:p>Von Braunbach</text:p>
          </table:table-cell>
          <table:table-cell office:value-type="float" office:value="60.608883" calcext:value-type="float">
            <text:p>60.608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stel Sallegg, Riserva,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zxt3qeqbx5yy28t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Castel Sallegg</text:p>
          </table:table-cell>
          <table:table-cell office:value-type="float" office:value="44.904133" calcext:value-type="float">
            <text:p>44.9041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USSLEITEN, Riserva, Castel Salle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leiten</text:p>
          </table:table-cell>
          <table:table-cell office:value-type="string" calcext:value-type="string">
            <text:p>Castel Sallegg</text:p>
          </table:table-cell>
          <table:table-cell office:value-type="float" office:value="56.840797" calcext:value-type="float">
            <text:p>56.84079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Pinot bianco DeSilva DOC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jr1br38xcms4bt18s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as do Anjo Branco</text:p>
          </table:table-cell>
          <table:table-cell office:value-type="string" calcext:value-type="string">
            <text:p>Quinta do Pinto</text:p>
          </table:table-cell>
          <table:table-cell office:value-type="float" office:value="23.002335" calcext:value-type="float">
            <text:p>23.0023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SAUVIGNON BLANC De Silv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jcbyzhfx2cy2w2k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e Silva</text:p>
          </table:table-cell>
          <table:table-cell office:value-type="string" calcext:value-type="string">
            <text:p>Peter Sölva</text:p>
          </table:table-cell>
          <table:table-cell office:value-type="float" office:value="65.079" calcext:value-type="float">
            <text:p>65.07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Il Secondo, cuvèe bianco WB-CH-SV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4fkarcd6sje27j4gz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Montauto Secondo</text:p>
          </table:table-cell>
          <table:table-cell office:value-type="float" office:value="27.156235" calcext:value-type="float">
            <text:p>27.1562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AMISTAR, cuvée bianco CH-SV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46.9349" calcext:value-type="float">
            <text:p>46.93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AMISTAR, cuvée bianco CH-SV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46.9349" calcext:value-type="float">
            <text:p>46.93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Vernatsch Kalterersee Peterleiten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gn4dbb7bbpwgmpjp8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erleiten</text:p>
          </table:table-cell>
          <table:table-cell office:value-type="string" calcext:value-type="string">
            <text:p>Peter Sölva</text:p>
          </table:table-cell>
          <table:table-cell office:value-type="float" office:value="48.150803" calcext:value-type="float">
            <text:p>48.1508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"/>
          <table:table-cell office:value-type="string" calcext:value-type="string">
            <text:p>Pinot Nero De Silva Private Reserv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7qzx0xve8akr43wcb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 Silva Pinot Nero</text:p>
          </table:table-cell>
          <table:table-cell office:value-type="string" calcext:value-type="string">
            <text:p>Peter Sölva</text:p>
          </table:table-cell>
          <table:table-cell office:value-type="float" office:value="31.375008" calcext:value-type="float">
            <text:p>31.3750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LAGREIN De Silva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k4k6p8vh6fe5sfw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 Silva Lagrein Edizione</text:p>
          </table:table-cell>
          <table:table-cell office:value-type="string" calcext:value-type="string">
            <text:p>Peter Sölva</text:p>
          </table:table-cell>
          <table:table-cell office:value-type="float" office:value="66.471954" calcext:value-type="float">
            <text:p>66.4719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"/>
          <table:table-cell office:value-type="string" calcext:value-type="string">
            <text:p>LAGREIN De Silv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k4k6p8vh6fe5sfw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 Silva Lagrein Edizione</text:p>
          </table:table-cell>
          <table:table-cell office:value-type="string" calcext:value-type="string">
            <text:p>Peter Sölva</text:p>
          </table:table-cell>
          <table:table-cell office:value-type="float" office:value="66.471954" calcext:value-type="float">
            <text:p>66.471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office:value-type="string" calcext:value-type="string">
            <text:p>Il Secondo, cuvèe rosso, ME-CF-LA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ta42ypxsqegk43jj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econdo</text:p>
          </table:table-cell>
          <table:table-cell office:value-type="string" calcext:value-type="string">
            <text:p>Peter Sölva</text:p>
          </table:table-cell>
          <table:table-cell office:value-type="float" office:value="46.855778" calcext:value-type="float">
            <text:p>46.8557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Il Secondo, cuvèe rosso, ME-CF-L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ta42ypxsqegk43jj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econdo</text:p>
          </table:table-cell>
          <table:table-cell office:value-type="string" calcext:value-type="string">
            <text:p>Peter Sölva</text:p>
          </table:table-cell>
          <table:table-cell office:value-type="float" office:value="46.855778" calcext:value-type="float">
            <text:p>46.8557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"/>
          <table:table-cell office:value-type="string" calcext:value-type="string">
            <text:p>AMISTAR, cuvèe rosso, CS-ME-LA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46.44239" calcext:value-type="float">
            <text:p>46.442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"/>
          <table:table-cell office:value-type="string" calcext:value-type="string">
            <text:p>AMISTAR, cuvèe rosso, CS-ME-L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46.44239" calcext:value-type="float">
            <text:p>46.4423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"/>
          <table:table-cell office:value-type="string" calcext:value-type="string">
            <text:p>AMISTAR Edizione, CS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45.35366" calcext:value-type="float">
            <text:p>45.353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"/>
          <table:table-cell office:value-type="string" calcext:value-type="string">
            <text:p>AMISTAR Edizione, CS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45.35366" calcext:value-type="float">
            <text:p>45.353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ECTION, Pinot Bianco St.Valenti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c4zmsmed9x6pcpbcr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anni Valentini Vermentino</text:p>
          </table:table-cell>
          <table:table-cell office:value-type="string" calcext:value-type="string">
            <text:p>Valentini</text:p>
          </table:table-cell>
          <table:table-cell office:value-type="float" office:value="25.337605" calcext:value-type="float">
            <text:p>25.33760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RBERG, Weissburgunder Ris., Kellerei Terla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590412" calcext:value-type="float">
            <text:p>46.59041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ISTALLBERG, Pinot Bianco, Weingut Elena Walch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59.251728" calcext:value-type="float">
            <text:p>59.2517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RMIAN, Pinot Bianco, Kellerei Nals/Magreid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5.645325" calcext:value-type="float">
            <text:p>55.64532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TEREBNER, Pinot Grigio, Kellerei Trami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8.993176" calcext:value-type="float">
            <text:p>48.9931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TEREBNER, Pinot Grigio, Kellerei Trami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8.993176" calcext:value-type="float">
            <text:p>48.9931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A AU Chardonnay Ris. Kellerei Tiefenbrunn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6.206364" calcext:value-type="float">
            <text:p>36.20636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 SALVADORI, Chardonnay Ris., Kellerei Nals/Margeid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5.92985" calcext:value-type="float">
            <text:p>55.9298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A Castel Ringberg, Chardonay Ris. Weingut Elena Walch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k7zvm3bfrf852d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a 'Castel Ringberg' Sauvignon</text:p>
          </table:table-cell>
          <table:table-cell office:value-type="string" calcext:value-type="string">
            <text:p>Elena Walch</text:p>
          </table:table-cell>
          <table:table-cell office:value-type="float" office:value="61.268852" calcext:value-type="float">
            <text:p>61.26885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ÖWENGANG, Chardonnay Ris. Weingut Alois Lageder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50385" calcext:value-type="float">
            <text:p>51.5038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BENAICH, Sauvignon blanc, Kellerei Manincor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2.748035" calcext:value-type="float">
            <text:p>42.74803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ACHTL, Sauvignon blanc, Kellerei Tiefenbrunn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11918" calcext:value-type="float">
            <text:p>42.1191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, Weingut Kornell Florian Brigl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ressfeld</text:p>
          </table:table-cell>
          <table:table-cell office:value-type="string" calcext:value-type="string">
            <text:p>Kornell</text:p>
          </table:table-cell>
          <table:table-cell office:value-type="float" office:value="44.828926" calcext:value-type="float">
            <text:p>44.82892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US Blauburgunder Riserva, Weingut Ritterhof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b22c7qa4mnetcfkfw7c9f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Datus</text:p>
          </table:table-cell>
          <table:table-cell office:value-type="string" calcext:value-type="string">
            <text:p>Ritterhof</text:p>
          </table:table-cell>
          <table:table-cell office:value-type="float" office:value="48.448494" calcext:value-type="float">
            <text:p>48.448494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THENAU Blauburgunder Ris., Weingut Hofstätter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g4ymyeszfxq1nnf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Barthenau Blauburgunder</text:p>
          </table:table-cell>
          <table:table-cell office:value-type="string" calcext:value-type="string">
            <text:p>J. Hofstätter</text:p>
          </table:table-cell>
          <table:table-cell office:value-type="float" office:value="37.592022" calcext:value-type="float">
            <text:p>37.59202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THENAU Blauburgunder Ris., Weingut Hofstätter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g4ymyeszfxq1nnf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Barthenau Blauburgunder</text:p>
          </table:table-cell>
          <table:table-cell office:value-type="string" calcext:value-type="string">
            <text:p>J. Hofstätter</text:p>
          </table:table-cell>
          <table:table-cell office:value-type="float" office:value="37.592022" calcext:value-type="float">
            <text:p>37.59202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THENAU Blauburgunder Ris., Weingut Hofstätter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g4ymyeszfxq1nnf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Barthenau Blauburgunder</text:p>
          </table:table-cell>
          <table:table-cell office:value-type="string" calcext:value-type="string">
            <text:p>J. Hofstätter</text:p>
          </table:table-cell>
          <table:table-cell office:value-type="float" office:value="37.592022" calcext:value-type="float">
            <text:p>37.59202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THENAU Blauburgunder Ris., Weingut Hofstätter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g4ymyeszfxq1nnf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Barthenau Blauburgunder</text:p>
          </table:table-cell>
          <table:table-cell office:value-type="string" calcext:value-type="string">
            <text:p>J. Hofstätter</text:p>
          </table:table-cell>
          <table:table-cell office:value-type="float" office:value="37.592022" calcext:value-type="float">
            <text:p>37.59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usmannhof Riserva, Weingut Haderburg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3.65737" calcext:value-type="float">
            <text:p>43.6573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US Lagrein Riserva, Weingut Ritter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g3r1p0zg70rpmq7q9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us Lagrein</text:p>
          </table:table-cell>
          <table:table-cell office:value-type="string" calcext:value-type="string">
            <text:p>Ritterhof</text:p>
          </table:table-cell>
          <table:table-cell office:value-type="float" office:value="46.725742" calcext:value-type="float">
            <text:p>46.7257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BER Lagrein Riserva, Kellerei Boze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6.44356" calcext:value-type="float">
            <text:p>46.4435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EN Cabernet Souvignon, Ris. Kellerei Tiefenbrunn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41.416542" calcext:value-type="float">
            <text:p>41.41654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MUS Cabernet-Merlot Riserva, Weingut Ritter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g34m2v19ta8pjh4cn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mus Cabernet - Merlot</text:p>
          </table:table-cell>
          <table:table-cell office:value-type="string" calcext:value-type="string">
            <text:p>Ritterhof</text:p>
          </table:table-cell>
          <table:table-cell office:value-type="float" office:value="44.9368" calcext:value-type="float">
            <text:p>44.93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TIES Rot, Cabernet Cortis, Weingut St. Quirinus BIO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5rrey1nanbd83c82r37w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ties Rot Bio</text:p>
          </table:table-cell>
          <table:table-cell office:value-type="string" calcext:value-type="string">
            <text:p>St Quirinus</text:p>
          </table:table-cell>
          <table:table-cell office:value-type="float" office:value="54.69595" calcext:value-type="float">
            <text:p>54.695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ce2"/>
          <table:table-cell office:value-type="string" calcext:value-type="string">
            <text:p>Athesis Brut Rosé, Kellerei Kettmeir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0.259636" calcext:value-type="float">
            <text:p>40.2596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Weissburgunder, LEOPOLDINE, Castel Sallegg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f9ma74ze0m7rsp7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opoldine Pinot Blanc</text:p>
          </table:table-cell>
          <table:table-cell office:value-type="string" calcext:value-type="string">
            <text:p>Castel Sallegg</text:p>
          </table:table-cell>
          <table:table-cell office:value-type="float" office:value="47.821774" calcext:value-type="float">
            <text:p>47.8217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"/>
          <table:table-cell office:value-type="string" calcext:value-type="string">
            <text:p>Kerner, Weingut Thomas Unterhofer,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zmag50ww8sw4qhmxe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Weingut Unterhofer</text:p>
          </table:table-cell>
          <table:table-cell office:value-type="float" office:value="39.94609" calcext:value-type="float">
            <text:p>39.9460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2"/>
          <table:table-cell office:value-type="string" calcext:value-type="string">
            <text:p>Sauvignon blanc, Mirum, Weingut Thomas Unterhofer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px00jb8n690n2cry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rum</text:p>
          </table:table-cell>
          <table:table-cell office:value-type="string" calcext:value-type="string">
            <text:p>Weingut Unterhofer</text:p>
          </table:table-cell>
          <table:table-cell office:value-type="float" office:value="45.94001" calcext:value-type="float">
            <text:p>45.940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2"/>
          <table:table-cell office:value-type="string" calcext:value-type="string">
            <text:p>Kalterer See, BISCHOFSLEITEN, Castel Sallegg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Vigna 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47.489388" calcext:value-type="float">
            <text:p>47.4893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Kalterer See Kunststück Kellerei Kaltern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12s1c55fz8jhbhvf3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e Auslese Hochleiten</text:p>
          </table:table-cell>
          <table:table-cell office:value-type="string" calcext:value-type="string">
            <text:p>Jubiläumskellerei Kaltern</text:p>
          </table:table-cell>
          <table:table-cell office:value-type="float" office:value="22.738981" calcext:value-type="float">
            <text:p>22.7389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"/>
          <table:table-cell office:value-type="string" calcext:value-type="string">
            <text:p>Kalterer See Kunststück Kellerei Kaltern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12s1c55fz8jhbhvf3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e Auslese Hochleiten</text:p>
          </table:table-cell>
          <table:table-cell office:value-type="string" calcext:value-type="string">
            <text:p>Jubiläumskellerei Kaltern</text:p>
          </table:table-cell>
          <table:table-cell office:value-type="float" office:value="22.738981" calcext:value-type="float">
            <text:p>22.738981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"/>
          <table:table-cell office:value-type="string" calcext:value-type="string">
            <text:p>St. Magdalena, Artis, Weingut Thomas Unterhofer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zm5s5zfj5mbca7p69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</text:p>
          </table:table-cell>
          <table:table-cell office:value-type="string" calcext:value-type="string">
            <text:p>Weingut Unterhofer</text:p>
          </table:table-cell>
          <table:table-cell office:value-type="float" office:value="46.39943" calcext:value-type="float">
            <text:p>46.3994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2"/>
          <table:table-cell office:value-type="string" calcext:value-type="string">
            <text:p>Blauburgunder, Ris. Schwarze Madonna Weingut Klosterhof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4.964066" calcext:value-type="float">
            <text:p>34.9640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2"/>
          <table:table-cell office:value-type="string" calcext:value-type="string">
            <text:p>Blauburgunder, Ris. Saltner Kellerei Kaltern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z77serjjy0qk8rh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altner</text:p>
          </table:table-cell>
          <table:table-cell office:value-type="string" calcext:value-type="string">
            <text:p>Kellerei Kaltern</text:p>
          </table:table-cell>
          <table:table-cell office:value-type="float" office:value="39.794907" calcext:value-type="float">
            <text:p>39.7949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2"/>
          <table:table-cell office:value-type="string" calcext:value-type="string">
            <text:p>Blauburgunder, Pigano Weingut Strobelhof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41.94345" calcext:value-type="float">
            <text:p>41.943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/>
          <table:table-cell office:value-type="string" calcext:value-type="string">
            <text:p>Lagrein, Ris., Bos Taurus, Weingut Niklas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e96sb8ng93hpgvyj9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s</text:p>
          </table:table-cell>
          <table:table-cell office:value-type="string" calcext:value-type="string">
            <text:p>Maurus</text:p>
          </table:table-cell>
          <table:table-cell office:value-type="float" office:value="27.884563" calcext:value-type="float">
            <text:p>27.8845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2"/>
          <table:table-cell office:value-type="string" calcext:value-type="string">
            <text:p>Lagrein, Morus Ris., H.Lentsch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45.319515" calcext:value-type="float">
            <text:p>45.31951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2"/>
          <table:table-cell office:value-type="string" calcext:value-type="string">
            <text:p>Lagrein, Morus Ris., H.Lentsch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45.319515" calcext:value-type="float">
            <text:p>45.31951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2"/>
          <table:table-cell office:value-type="string" calcext:value-type="string">
            <text:p>Lagrein, Morus Ris., H.Lentsch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45.319515" calcext:value-type="float">
            <text:p>45.3195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2"/>
          <table:table-cell office:value-type="string" calcext:value-type="string">
            <text:p>Lagrein, Prestige, Ris. Kellerei Bozen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193604" calcext:value-type="float">
            <text:p>36.1936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style-name="ce2"/>
          <table:table-cell office:value-type="string" calcext:value-type="string">
            <text:p>Merlot, NUSSBAUM Ris. Weingut Klosterhof 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ej622h1sqhppdwz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baum</text:p>
          </table:table-cell>
          <table:table-cell office:value-type="string" calcext:value-type="string">
            <text:p>Klosterhof</text:p>
          </table:table-cell>
          <table:table-cell office:value-type="float" office:value="34.914597" calcext:value-type="float">
            <text:p>34.9145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2"/>
          <table:table-cell office:value-type="string" calcext:value-type="string">
            <text:p>Merlot, NUSSLEITEN Ris. Castel Sallegg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rhytmgxxmm4g274a5vjyd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ussleiten</text:p>
          </table:table-cell>
          <table:table-cell office:value-type="string" calcext:value-type="string">
            <text:p>Castel Sallegg</text:p>
          </table:table-cell>
          <table:table-cell office:value-type="float" office:value="55.09635" calcext:value-type="float">
            <text:p>55.096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/>
          <table:table-cell office:value-type="string" calcext:value-type="string">
            <text:p>Merlot, NUSSLEITEN Ris. Castel Sallegg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rhytmgxxmm4g274a5vjyd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ussleiten</text:p>
          </table:table-cell>
          <table:table-cell office:value-type="string" calcext:value-type="string">
            <text:p>Castel Sallegg</text:p>
          </table:table-cell>
          <table:table-cell office:value-type="float" office:value="55.09635" calcext:value-type="float">
            <text:p>55.096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2"/>
          <table:table-cell office:value-type="string" calcext:value-type="string">
            <text:p>Cabernet Sauv., Ris. Quintessenz, Kellerei Kaltern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1.965073" calcext:value-type="float">
            <text:p>41.96507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2"/>
          <table:table-cell office:value-type="string" calcext:value-type="string">
            <text:p>Cabernet Sauv., Kunststück Ris., Kellerei Kaltern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fzwzdavx67wsa6s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- Cabernet</text:p>
          </table:table-cell>
          <table:table-cell office:value-type="string" calcext:value-type="string">
            <text:p>Kellerei Kaltern</text:p>
          </table:table-cell>
          <table:table-cell office:value-type="float" office:value="35.16582" calcext:value-type="float">
            <text:p>35.165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2"/>
          <table:table-cell office:value-type="string" calcext:value-type="string">
            <text:p>Cabernet Sauvignon, Ris. Castel Sallegg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64a8fnp82cm9fx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Castel Sallegg</text:p>
          </table:table-cell>
          <table:table-cell office:value-type="float" office:value="42.609737" calcext:value-type="float">
            <text:p>42.609737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2"/>
          <table:table-cell office:value-type="string" calcext:value-type="string">
            <text:p>Cabernet Sauv.-Merlot, Ris. Linticlarus, Kellerei Tiefenbrunner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erwdbt6sm73xrn1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 Rosso</text:p>
          </table:table-cell>
          <table:table-cell office:value-type="string" calcext:value-type="string">
            <text:p>Tiefenbrunner</text:p>
          </table:table-cell>
          <table:table-cell office:value-type="float" office:value="38.978546" calcext:value-type="float">
            <text:p>38.97854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2"/>
          <table:table-cell office:value-type="string" calcext:value-type="string">
            <text:p>Cabernet Sauv. -Merlot, Ris. Palestina, Weingut H.Lentsch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qr4vffsjqf7t845125d0c6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</text:p>
          </table:table-cell>
          <table:table-cell office:value-type="string" calcext:value-type="string">
            <text:p>Weingut H.Lentsch</text:p>
          </table:table-cell>
          <table:table-cell office:value-type="float" office:value="46.923744" calcext:value-type="float">
            <text:p>46.92374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2"/>
          <table:table-cell office:value-type="string" calcext:value-type="string">
            <text:p>Cabernet Sauv. -Merlot, Ris. Palestina, Weingut H.Lentsch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qr4vffsjqf7t845125d0c6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</text:p>
          </table:table-cell>
          <table:table-cell office:value-type="string" calcext:value-type="string">
            <text:p>Weingut H.Lentsch</text:p>
          </table:table-cell>
          <table:table-cell office:value-type="float" office:value="46.923744" calcext:value-type="float">
            <text:p>46.92374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/>
          <table:table-cell office:value-type="string" calcext:value-type="string">
            <text:p>Cabernet Sauv. -Merlot, Ris. Palestina, Weingut H.Lentsch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qr4vffsjqf7t845125d0c6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</text:p>
          </table:table-cell>
          <table:table-cell office:value-type="string" calcext:value-type="string">
            <text:p>Weingut H.Lentsch</text:p>
          </table:table-cell>
          <table:table-cell office:value-type="float" office:value="46.923744" calcext:value-type="float">
            <text:p>46.92374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"/>
          <table:table-cell office:value-type="string" calcext:value-type="string">
            <text:p>Cabernet Sauv. -Merlot, Ris. Palestina, Weingut H.Lentsch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qr4vffsjqf7t845125d0c6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</text:p>
          </table:table-cell>
          <table:table-cell office:value-type="string" calcext:value-type="string">
            <text:p>Weingut H.Lentsch</text:p>
          </table:table-cell>
          <table:table-cell office:value-type="float" office:value="46.923744" calcext:value-type="float">
            <text:p>46.9237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style-name="ce2"/>
          <table:table-cell office:value-type="string" calcext:value-type="string">
            <text:p>Athesis Brut Rosé, Kellerei Kettmei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0.259636" calcext:value-type="float">
            <text:p>40.2596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2"/>
          <table:table-cell office:value-type="string" calcext:value-type="string">
            <text:p>Von Braunbach Brut DOC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we5csjp83cx8t7gn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Von Braunbach</text:p>
          </table:table-cell>
          <table:table-cell office:value-type="float" office:value="41.187725" calcext:value-type="float">
            <text:p>41.18772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2"/>
          <table:table-cell office:value-type="string" calcext:value-type="string">
            <text:p>CUVEE MARIANNA Sektkellerei Arunda Extra Brut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12465" calcext:value-type="float">
            <text:p>40.1246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2"/>
          <table:table-cell office:value-type="string" calcext:value-type="string">
            <text:p>EXCELLOR Brut Rose Metodo Classico Sektkellerei Arun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c3zjjtbtyab67r1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Excellor Rosé Brut</text:p>
          </table:table-cell>
          <table:table-cell office:value-type="string" calcext:value-type="string">
            <text:p>Arunda</text:p>
          </table:table-cell>
          <table:table-cell office:value-type="float" office:value="49.92893" calcext:value-type="float">
            <text:p>49.9289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lamander, Riserva Weingut Niklas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tyb89wqg9dg68pa8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s</text:p>
          </table:table-cell>
          <table:table-cell office:value-type="string" calcext:value-type="string">
            <text:p>Domaine Salamander</text:p>
          </table:table-cell>
          <table:table-cell office:value-type="float" office:value="25.074566" calcext:value-type="float">
            <text:p>25.0745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trahler, Weingut Strobl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zcbd142pyytvym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trahler</text:p>
          </table:table-cell>
          <table:table-cell office:value-type="string" calcext:value-type="string">
            <text:p>Stroblhof</text:p>
          </table:table-cell>
          <table:table-cell office:value-type="float" office:value="41.510056" calcext:value-type="float">
            <text:p>41.51005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Athesis, Kellerei Kettmei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r2m7gqygg4b1xnr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Athesis</text:p>
          </table:table-cell>
          <table:table-cell office:value-type="string" calcext:value-type="string">
            <text:p>Kettmeir</text:p>
          </table:table-cell>
          <table:table-cell office:value-type="float" office:value="45.409378" calcext:value-type="float">
            <text:p>45.40937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 Riserva, Kellerei Terlan,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5.305298" calcext:value-type="float">
            <text:p>55.305298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t Valentin, Kellerei St. Michael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23f6epbhn13xvhgm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rggraf Mory Klüsserather St.Michael Riesling Spätlese</text:p>
          </table:table-cell>
          <table:table-cell office:value-type="string" calcext:value-type="string">
            <text:p>St. Hubertus Kellerei</text:p>
          </table:table-cell>
          <table:table-cell office:value-type="float" office:value="41.555885" calcext:value-type="float">
            <text:p>41.55588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eld, Steflhof Georg Andergasse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0343tshkbd1fzgx78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Steflhof</text:p>
          </table:table-cell>
          <table:table-cell office:value-type="float" office:value="34.13311" calcext:value-type="float">
            <text:p>34.133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oa´, Kellerei Schreckbich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9.096703" calcext:value-type="float">
            <text:p>39.09670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, Riserva Kellerei Nals-Margreid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61.90113" calcext:value-type="float">
            <text:p>61.901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, Stefan Rohregg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2nh97n1qyf7whqrb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</text:p>
          </table:table-cell>
          <table:table-cell office:value-type="string" calcext:value-type="string">
            <text:p>Rohregger</text:p>
          </table:table-cell>
          <table:table-cell office:value-type="float" office:value="49.585335" calcext:value-type="float">
            <text:p>49.5853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muskateller, Weingut Dominiku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n0kznq2hf8mwesc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muskateller</text:p>
          </table:table-cell>
          <table:table-cell office:value-type="string" calcext:value-type="string">
            <text:p>Cora Weingut</text:p>
          </table:table-cell>
          <table:table-cell office:value-type="float" office:value="20.2719" calcext:value-type="float">
            <text:p>20.27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, Weingut Thomas Unterhofer,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zmag50ww8sw4qhmxe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Weingut Unterhofer</text:p>
          </table:table-cell>
          <table:table-cell office:value-type="float" office:value="39.94609" calcext:value-type="float">
            <text:p>39.9460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, Weingut Strasserhof,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5m8pqep7ndvvjfk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Strasserhof</text:p>
          </table:table-cell>
          <table:table-cell office:value-type="float" office:value="38.15967" calcext:value-type="float">
            <text:p>38.159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, Stiftskellerei Neustift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5.387962" calcext:value-type="float">
            <text:p>45.38796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TEPHANIE, Weingut Nicolussi Leck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jjtcyvr9xycahcca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ephanie Gewürztraminer</text:p>
          </table:table-cell>
          <table:table-cell office:value-type="string" calcext:value-type="string">
            <text:p>Tenuta Nicolussi Leck</text:p>
          </table:table-cell>
          <table:table-cell office:value-type="float" office:value="51.28689" calcext:value-type="float">
            <text:p>51.2868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elida, Kellerei Trami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elida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6.321136" calcext:value-type="float">
            <text:p>46.321136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, Gewürztraminer, Kellerei J. Hofstätt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51.48866" calcext:value-type="float">
            <text:p>51.4886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ller Thurgau Coste, Weingut Manuel Tadde,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4aa0nctadnfbx7kfe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-Thurgau</text:p>
          </table:table-cell>
          <table:table-cell office:value-type="string" calcext:value-type="string">
            <text:p>Müller Weingut Steinersteg</text:p>
          </table:table-cell>
          <table:table-cell office:value-type="float" office:value="31.193138" calcext:value-type="float">
            <text:p>31.193138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INITIUM VINEVENTUM Weinmanufaktur Wallnöfner Stefan BIO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pr9d5dpvdp1ry2gnkk06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Initium Bio</text:p>
          </table:table-cell>
          <table:table-cell office:value-type="string" calcext:value-type="string">
            <text:p>Vinventum</text:p>
          </table:table-cell>
          <table:table-cell office:value-type="float" office:value="56.11847" calcext:value-type="float">
            <text:p>56.11847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INITIUM VINEVENTUM Weinmanufaktur Wallnöfner Stefan BIO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pr9d5dpvdp1ry2gnkk06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Initium Bio</text:p>
          </table:table-cell>
          <table:table-cell office:value-type="string" calcext:value-type="string">
            <text:p>Vinventum</text:p>
          </table:table-cell>
          <table:table-cell office:value-type="float" office:value="56.11847" calcext:value-type="float">
            <text:p>56.118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lanties weiss, AG-PR-JH, BIO, Weingut St. Quirinus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5tdevb2t6kv0scf0s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lanties Weiss</text:p>
          </table:table-cell>
          <table:table-cell office:value-type="string" calcext:value-type="string">
            <text:p>St Quirinus</text:p>
          </table:table-cell>
          <table:table-cell office:value-type="float" office:value="50.25682" calcext:value-type="float">
            <text:p>50.256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uglau WB-PG-SV Weingut Rome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akr7p23r0bv2w6f86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B #Nofilter</text:p>
          </table:table-cell>
          <table:table-cell office:value-type="string" calcext:value-type="string">
            <text:p>Weingut Luff</text:p>
          </table:table-cell>
          <table:table-cell office:value-type="float" office:value="21.229546" calcext:value-type="float">
            <text:p>21.2295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ICHBERG WB-CH-SV, Weingut Kornell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ichberg</text:p>
          </table:table-cell>
          <table:table-cell office:value-type="string" calcext:value-type="string">
            <text:p>Kornell</text:p>
          </table:table-cell>
          <table:table-cell office:value-type="float" office:value="33.143536" calcext:value-type="float">
            <text:p>33.14353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style-name="ce2"/>
          <table:table-cell office:value-type="string" calcext:value-type="string">
            <text:p>LUIS, Lagrein Rose` Mitterberg, Luis Oberrau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hgaqemr8j6cqws9r5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51.926254" calcext:value-type="float">
            <text:p>51.926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style-name="ce2"/>
          <table:table-cell office:value-type="string" calcext:value-type="string">
            <text:p>ROSE`, Weingut Unterhofer Thomas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0cdyp9z181tbxqswq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Weingut Unterhofer</text:p>
          </table:table-cell>
          <table:table-cell office:value-type="float" office:value="35.322174" calcext:value-type="float">
            <text:p>35.32217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Erbe &amp; Auftrag, Weingut Andi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ncxnpkv6z1cs14t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be &amp; Auftrag Kalterersee</text:p>
          </table:table-cell>
          <table:table-cell office:value-type="string" calcext:value-type="string">
            <text:p>Weingut Andi Sölva</text:p>
          </table:table-cell>
          <table:table-cell office:value-type="float" office:value="52.492794" calcext:value-type="float">
            <text:p>52.49279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Plantaditsch, Weingut Kloster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dr7tjc6deywxytdm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 Plantaditsch</text:p>
          </table:table-cell>
          <table:table-cell office:value-type="string" calcext:value-type="string">
            <text:p>Klosterhof</text:p>
          </table:table-cell>
          <table:table-cell office:value-type="float" office:value="36.433365" calcext:value-type="float">
            <text:p>36.4333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Bischofsleiten, Castel Salle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Vigna 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48.278366" calcext:value-type="float">
            <text:p>48.27836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Quintessenz, Kellerei Kalter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0.168327" calcext:value-type="float">
            <text:p>40.16832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Alexander, Weingut Nicolussi- Leck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nppb3qhq49ajx5tf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exander Kalterersee Classico Superiore</text:p>
          </table:table-cell>
          <table:table-cell office:value-type="string" calcext:value-type="string">
            <text:p>Tenuta Nicolussi Leck</text:p>
          </table:table-cell>
          <table:table-cell office:value-type="float" office:value="42.298786" calcext:value-type="float">
            <text:p>42.2987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Olte Reben, Thomas Pichl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6tn2gngm46wyyaf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lte Reben Kalterersee</text:p>
          </table:table-cell>
          <table:table-cell office:value-type="string" calcext:value-type="string">
            <text:p>Thomas Pichler</text:p>
          </table:table-cell>
          <table:table-cell office:value-type="float" office:value="44.666424" calcext:value-type="float">
            <text:p>44.66642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Dominikus, Weingut Dominiku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m9e2v57f5ykxfa1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Classico Superiore Pelagium</text:p>
          </table:table-cell>
          <table:table-cell office:value-type="string" calcext:value-type="string">
            <text:p>Weingut Seppi</text:p>
          </table:table-cell>
          <table:table-cell office:value-type="float" office:value="21.67886" calcext:value-type="float">
            <text:p>21.678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dalener Artis, Weingut Thomas Unterhof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zn1e6vsqbsjk5e98k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Weingut Unterhofer</text:p>
          </table:table-cell>
          <table:table-cell office:value-type="float" office:value="43.787056" calcext:value-type="float">
            <text:p>43.787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dalener Isarcus, Griesbauer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e55fvpr9d96s07p7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Isarcus</text:p>
          </table:table-cell>
          <table:table-cell office:value-type="string" calcext:value-type="string">
            <text:p>Griesbauerhof</text:p>
          </table:table-cell>
          <table:table-cell office:value-type="float" office:value="46.996185" calcext:value-type="float">
            <text:p>46.9961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igeno, Weingut Strobl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39.931545" calcext:value-type="float">
            <text:p>39.9315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, Weingut Kloster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41.40434" calcext:value-type="float">
            <text:p>41.4043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Turmhof, Kellerei Tiefenbrunn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16agwr6zdxgx4bd5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urmhof Pinot Nero</text:p>
          </table:table-cell>
          <table:table-cell office:value-type="string" calcext:value-type="string">
            <text:p>Tiefenbrunner</text:p>
          </table:table-cell>
          <table:table-cell office:value-type="float" office:value="40.670166" calcext:value-type="float">
            <text:p>40.6701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untay, Pinot Nero Riserva, Kellerei Kaltern BIO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m6qxmpr9c0axk6p3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</text:p>
          </table:table-cell>
          <table:table-cell office:value-type="string" calcext:value-type="string">
            <text:p>Kellerei Kaltern</text:p>
          </table:table-cell>
          <table:table-cell office:value-type="float" office:value="44.47155" calcext:value-type="float">
            <text:p>44.471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MAZON, Weingut Castelfed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afdqet6vka2d34x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on Pinot Nero</text:p>
          </table:table-cell>
          <table:table-cell office:value-type="string" calcext:value-type="string">
            <text:p>Castelfeder</text:p>
          </table:table-cell>
          <table:table-cell office:value-type="float" office:value="35.810696" calcext:value-type="float">
            <text:p>35.8106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VOM LEHM, Riserva, Stefan Rohregg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7q0etm0qth72v02h9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om Lehm</text:p>
          </table:table-cell>
          <table:table-cell office:value-type="string" calcext:value-type="string">
            <text:p>Rohregger</text:p>
          </table:table-cell>
          <table:table-cell office:value-type="float" office:value="51.814667" calcext:value-type="float">
            <text:p>51.81466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BURGUM NOVUM, Riserva, Weingut Castelfeder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wv6r1kwmxaze8v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6.416332" calcext:value-type="float">
            <text:p>46.4163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MAZON, Riserva, Kellerei J. Hofstätter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1xzamprrnxx004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zon</text:p>
          </table:table-cell>
          <table:table-cell office:value-type="string" calcext:value-type="string">
            <text:p>J. Hofstätter</text:p>
          </table:table-cell>
          <table:table-cell office:value-type="float" office:value="40.430897" calcext:value-type="float">
            <text:p>40.4308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t. Valentin, Riserva, Kellerei St. Michael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hbcdak4ythj1qxp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1.368088" calcext:value-type="float">
            <text:p>41.36808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LEHMONT, Riserva, Kellerei St. Pauls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kjnpsqvmgxtt70zpv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Lehmont</text:p>
          </table:table-cell>
          <table:table-cell office:value-type="string" calcext:value-type="string">
            <text:p>Kellerei St. Pauls</text:p>
          </table:table-cell>
          <table:table-cell office:value-type="float" office:value="45.025734" calcext:value-type="float">
            <text:p>45.02573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 CB Riserva Weingut Elena Walch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2.496292" calcext:value-type="float">
            <text:p>52.4962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QUINTESSENZ, CS Riserva Kellerei Kalt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5.850426" calcext:value-type="float">
            <text:p>45.85042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BURGUM NOVUM CB Riserva Weingut Castelfed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79xzschkfcxdae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6.365013" calcext:value-type="float">
            <text:p>46.3650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ERIAN CF, Weingut Seppi BIO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m7cppwpt6hs11n97a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Lerian Bio</text:p>
          </table:table-cell>
          <table:table-cell office:value-type="string" calcext:value-type="string">
            <text:p>Weingut Seppi</text:p>
          </table:table-cell>
          <table:table-cell office:value-type="float" office:value="45.826145" calcext:value-type="float">
            <text:p>45.8261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PODALIRIUS, CF, Weingut Morandell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xgfa0f6pmrcg2h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dalirius Riserva Vigna Peters Kreid Cabernet</text:p>
          </table:table-cell>
          <table:table-cell office:value-type="string" calcext:value-type="string">
            <text:p>Morandell</text:p>
          </table:table-cell>
          <table:table-cell office:value-type="float" office:value="40.69004" calcext:value-type="float">
            <text:p>40.6900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, Weingut Nicolussi Leck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Tenuta Nicolussi Leck</text:p>
          </table:table-cell>
          <table:table-cell office:value-type="float" office:value="42.233063" calcext:value-type="float">
            <text:p>42.23306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astel Salegg Riserv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gfcdbnm233pxt0c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oking Gun Vineyard Proprietary Reserve Blend</text:p>
          </table:table-cell>
          <table:table-cell office:value-type="string" calcext:value-type="string">
            <text:p>Cabernet Cartel</text:p>
          </table:table-cell>
          <table:table-cell office:value-type="float" office:value="41.219048" calcext:value-type="float">
            <text:p>41.219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TUS, Weingut Ritter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enm0qeabedjntprm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tus</text:p>
          </table:table-cell>
          <table:table-cell office:value-type="string" calcext:value-type="string">
            <text:p>Ritterhof</text:p>
          </table:table-cell>
          <table:table-cell office:value-type="float" office:value="48.048073" calcext:value-type="float">
            <text:p>48.04807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Bellutti Riserva Weinberghof Tramin,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jy0v10bezpxseaer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Weinberghof Bellutti</text:p>
          </table:table-cell>
          <table:table-cell office:value-type="float" office:value="57.82008" calcext:value-type="float">
            <text:p>57.8200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SEPP, Weingut Nicolussi Leck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3z23myh0n6p2psv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12 Sepp Lagrein</text:p>
          </table:table-cell>
          <table:table-cell office:value-type="string" calcext:value-type="string">
            <text:p>Tenuta Nicolussi Leck</text:p>
          </table:table-cell>
          <table:table-cell office:value-type="float" office:value="52.124325" calcext:value-type="float">
            <text:p>52.12432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UIS, Mitterberg, Weingut Luis Oberrau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e87je0es7w2p2gj0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50.89967" calcext:value-type="float">
            <text:p>50.899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Bos Taurus, Riserva,Weingut Niklas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csb0wbjt5sb8dvs4x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Reserva dos Clientes</text:p>
          </table:table-cell>
          <table:table-cell office:value-type="float" office:value="23.323708" calcext:value-type="float">
            <text:p>23.3237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PRESTIGE, Kellerei Boze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982582" calcext:value-type="float">
            <text:p>36.98258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,ARZENHOF, Riserva, Baron di Pauli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6.175957" calcext:value-type="float">
            <text:p>46.17595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oan, Steflhof, Weingut Georg Andergasse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fmn5vrbhbwcny3cx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Steflhof</text:p>
          </table:table-cell>
          <table:table-cell office:value-type="float" office:value="34.59492" calcext:value-type="float">
            <text:p>34.594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iebeneich, Riserva Kellerei Terla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81501" calcext:value-type="float">
            <text:p>57.8150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USSBAUM, Riserva Weingut Klosterhof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ej622h1sqhppdwz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baum</text:p>
          </table:table-cell>
          <table:table-cell office:value-type="string" calcext:value-type="string">
            <text:p>Klosterhof</text:p>
          </table:table-cell>
          <table:table-cell office:value-type="float" office:value="39.21438" calcext:value-type="float">
            <text:p>39.214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KASTELAZ Riserva Weingut Elena Walch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jr9a27wz76vak5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Vigna Kastelaz</text:p>
          </table:table-cell>
          <table:table-cell office:value-type="string" calcext:value-type="string">
            <text:p>Elena Walch</text:p>
          </table:table-cell>
          <table:table-cell office:value-type="float" office:value="52.916122" calcext:value-type="float">
            <text:p>52.91612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RENNTAL Riserva, Kellerei Kurtats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19444" calcext:value-type="float">
            <text:p>39.2194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ESTINA CS-ME Riserva, Weingut H.Lents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qfyyqrkgaxp1wg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 Riserva</text:p>
          </table:table-cell>
          <table:table-cell office:value-type="string" calcext:value-type="string">
            <text:p>Weingut H.Lentsch</text:p>
          </table:table-cell>
          <table:table-cell office:value-type="float" office:value="43.174034" calcext:value-type="float">
            <text:p>43.174034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, CS-ME Riserva Kellerei Tiefenbrunn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dkeb8dyezqtxxkw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Linticlarus</text:p>
          </table:table-cell>
          <table:table-cell office:value-type="string" calcext:value-type="string">
            <text:p>Tiefenbrunner</text:p>
          </table:table-cell>
          <table:table-cell office:value-type="float" office:value="41.465286" calcext:value-type="float">
            <text:p>41.46528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, CS-ME, Riserva, Kellerei Nals-Mar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2.058323" calcext:value-type="float">
            <text:p>52.05832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RMESSE Grand Cuvee`ME-LA-CS-PV-SY, Weingut Elena Walch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7.14244" calcext:value-type="float">
            <text:p>57.142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, LA-ME-CS, Weingut Manincor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1.505455" calcext:value-type="float">
            <text:p>41.5054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, ME-CS, Kellerei Kurtats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355263" calcext:value-type="float">
            <text:p>33.3552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TIES Rot, Cabernet Cortis, St. Quirinus BIO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5rrey1nanbd83c82r37w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ties Rot Bio</text:p>
          </table:table-cell>
          <table:table-cell office:value-type="string" calcext:value-type="string">
            <text:p>St Quirinus</text:p>
          </table:table-cell>
          <table:table-cell office:value-type="float" office:value="54.69595" calcext:value-type="float">
            <text:p>54.695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ERR, CS-CF-CB, Weingut Lieselehof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q5662fvs3cm5vax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err Bio</text:p>
          </table:table-cell>
          <table:table-cell office:value-type="string" calcext:value-type="string">
            <text:p>Lieselehof</text:p>
          </table:table-cell>
          <table:table-cell office:value-type="float" office:value="52.104664" calcext:value-type="float">
            <text:p>52.1046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, LA-PV-TA, Landesweingut Laimbur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qpnzv0h58cx4ydcz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 office:value-type="float" office:value="42.741177" calcext:value-type="float">
            <text:p>42.7411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, CS-ME, Riserva, Kellerei Trami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2.342716" calcext:value-type="float">
            <text:p>42.3427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, ME-CS, Riserva, Baron di Pauli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 Riserva</text:p>
          </table:table-cell>
          <table:table-cell office:value-type="string" calcext:value-type="string">
            <text:p>Baron Di Pauli</text:p>
          </table:table-cell>
          <table:table-cell office:value-type="float" office:value="43.34916" calcext:value-type="float">
            <text:p>43.349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BION, ME-CF,Weingut Strobl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y7fm3bp3mwmx7dwkp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bion</text:p>
          </table:table-cell>
          <table:table-cell office:value-type="string" calcext:value-type="string">
            <text:p>Stroblhof</text:p>
          </table:table-cell>
          <table:table-cell office:value-type="float" office:value="43.791164" calcext:value-type="float">
            <text:p>43.7911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URITIUS, LA-ME, Kellerei Boze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2997" calcext:value-type="float">
            <text:p>35.729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URITIUS, LA-ME, Kellerei Boze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2997" calcext:value-type="float">
            <text:p>35.729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URITIUS, LA-ME, Kellerei Boze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2997" calcext:value-type="float">
            <text:p>35.729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, ME-CF-TE, Weingut Manincor BIO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8.206955" calcext:value-type="float">
            <text:p>48.2069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Windegg ME-CS Kellerei Josef Brigl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2765126b0xntcc4j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Windegg Blauburgunder</text:p>
          </table:table-cell>
          <table:table-cell office:value-type="string" calcext:value-type="string">
            <text:p>Josef Brigl</text:p>
          </table:table-cell>
          <table:table-cell office:value-type="float" office:value="53.173393" calcext:value-type="float">
            <text:p>53.17339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Quintessenz Passito, Kellerei Kaltern, 0,375l `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6.8966" calcext:value-type="float">
            <text:p>46.896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Giallo, Baronesse, Kellerei Nals-Margeid 0,375l `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k067qykam0e3fa8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Giallo</text:p>
          </table:table-cell>
          <table:table-cell office:value-type="string" calcext:value-type="string">
            <text:p>Nals Margreid</text:p>
          </table:table-cell>
          <table:table-cell office:value-type="float" office:value="51.54511" calcext:value-type="float">
            <text:p>51.545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, Ansitz Waldgries, 0,375l `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1jn1mzrwcdravh7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</text:p>
          </table:table-cell>
          <table:table-cell office:value-type="string" calcext:value-type="string">
            <text:p>Ansitz Waldgries</text:p>
          </table:table-cell>
          <table:table-cell office:value-type="float" office:value="57.835682" calcext:value-type="float">
            <text:p>57.83568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Feldmarschall, Müller-Thurgau, Kellerei Tiefenbrunner, 0,5l `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4.97928" calcext:value-type="float">
            <text:p>44.97928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Kamptal Reserve trocken BRANDL Zöbing LAMM 1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xwg4xdjcp213gh74f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mm 1 ÖTW Grüner Veltliner Reserve</text:p>
          </table:table-cell>
          <table:table-cell office:value-type="string" calcext:value-type="string">
            <text:p>Brandl Zöbing</text:p>
          </table:table-cell>
          <table:table-cell office:value-type="float" office:value="61.570873" calcext:value-type="float">
            <text:p>61.570873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amptal Reserve trocken BRANDL Zöbing KOGELBERG 1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xwecheq92sk7mtdr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ogelberg 1 ÖTW Riesling Reserve</text:p>
          </table:table-cell>
          <table:table-cell office:value-type="string" calcext:value-type="string">
            <text:p>Brandl Zöbing</text:p>
          </table:table-cell>
          <table:table-cell office:value-type="float" office:value="58.72687" calcext:value-type="float">
            <text:p>58.7268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style-name="ce2"/>
          <table:table-cell office:value-type="string" calcext:value-type="string">
            <text:p>Franciacorta DOCG Riserva "EL SOC L E BU" Le Cantori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kkbgm0qtk67zsbjhn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iserva Armonia</text:p>
          </table:table-cell>
          <table:table-cell office:value-type="string" calcext:value-type="string">
            <text:p>Le Cantorie</text:p>
          </table:table-cell>
          <table:table-cell office:value-type="float" office:value="42.22791" calcext:value-type="float">
            <text:p>42.227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style-name="ce2"/>
          <table:table-cell office:value-type="string" calcext:value-type="string">
            <text:p>Franciacorta, DOCG Brut Armonia, Le Cantori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kkva43xd1h2j7bw9b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Armonia Brut</text:p>
          </table:table-cell>
          <table:table-cell office:value-type="string" calcext:value-type="string">
            <text:p>Le Cantorie</text:p>
          </table:table-cell>
          <table:table-cell office:value-type="float" office:value="48.58131" calcext:value-type="float">
            <text:p>48.581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2"/>
          <table:table-cell office:value-type="string" calcext:value-type="string">
            <text:p>Franciacorta DOCG Brut Armonia, Le Cantori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kkva43xd1h2j7bw9b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Armonia Brut</text:p>
          </table:table-cell>
          <table:table-cell office:value-type="string" calcext:value-type="string">
            <text:p>Le Cantorie</text:p>
          </table:table-cell>
          <table:table-cell office:value-type="float" office:value="48.58131" calcext:value-type="float">
            <text:p>48.5813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style-name="ce2"/>
          <table:table-cell office:value-type="string" calcext:value-type="string">
            <text:p>Franciacorta DOCG Rosé, Le Cantori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kma6k5gwdysg3rx9w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osé</text:p>
          </table:table-cell>
          <table:table-cell office:value-type="string" calcext:value-type="string">
            <text:p>Le Cantorie</text:p>
          </table:table-cell>
          <table:table-cell office:value-type="float" office:value="40.337715" calcext:value-type="float">
            <text:p>40.3377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style-name="ce2"/>
          <table:table-cell office:value-type="string" calcext:value-type="string">
            <text:p>Toblino Vent, Extra Brut, Trento DOC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xwg63jx5j3jzv41p6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ent Extra Brut</text:p>
          </table:table-cell>
          <table:table-cell office:value-type="string" calcext:value-type="string">
            <text:p>Cantina Toblino</text:p>
          </table:table-cell>
          <table:table-cell office:value-type="float" office:value="36.8097" calcext:value-type="float">
            <text:p>36.80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style-name="ce2"/>
          <table:table-cell office:value-type="string" calcext:value-type="string">
            <text:p>Praal, Pinot Bianco Kellerei/Cantina Toblino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xwnf78tgevh3gnfbr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àl</text:p>
          </table:table-cell>
          <table:table-cell office:value-type="string" calcext:value-type="string">
            <text:p>Cantina Toblino</text:p>
          </table:table-cell>
          <table:table-cell office:value-type="float" office:value="46.97238" calcext:value-type="float">
            <text:p>46.9723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style-name="ce2"/>
          <table:table-cell office:value-type="string" calcext:value-type="string">
            <text:p>Prosecco D.O.C. Treviso Extra Dry, Ciodet "Sàntol"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pv37cdp03fr8h1hym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nsèr Prosecco Extra Dry</text:p>
          </table:table-cell>
          <table:table-cell office:value-type="string" calcext:value-type="string">
            <text:p>Ciodet</text:p>
          </table:table-cell>
          <table:table-cell office:value-type="float" office:value="43.348442" calcext:value-type="float">
            <text:p>43.3484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DOC Il Gruccione, Nunzio Ghiraldi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t94cjsv4fdw8bwb5z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l Gruccione Lugana</text:p>
          </table:table-cell>
          <table:table-cell office:value-type="string" calcext:value-type="string">
            <text:p>Nunzio Ghiraldi</text:p>
          </table:table-cell>
          <table:table-cell office:value-type="float" office:value="75.64011" calcext:value-type="float">
            <text:p>75.6401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Riserva Musella, Valpolicella, Veneto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vkqrtxp57vwr5ztvt9y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Bio</text:p>
          </table:table-cell>
          <table:table-cell office:value-type="string" calcext:value-type="string">
            <text:p>Musella</text:p>
          </table:table-cell>
          <table:table-cell office:value-type="float" office:value="43.612576" calcext:value-type="float">
            <text:p>43.612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VERRO, Cuvee Toscana CS-CF-ME-PV,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8746" calcext:value-type="float">
            <text:p>47.287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astello di Brolio Gan Selezione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2a4xwp21e5efttbd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 Selezione Chianti Classico</text:p>
          </table:table-cell>
          <table:table-cell office:value-type="string" calcext:value-type="string">
            <text:p>Castello di Strozzavolpe</text:p>
          </table:table-cell>
          <table:table-cell office:value-type="float" office:value="30.996407" calcext:value-type="float">
            <text:p>30.9964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astello di Brolio Gan Selezione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2a4xwp21e5efttbd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 Selezione Chianti Classico</text:p>
          </table:table-cell>
          <table:table-cell office:value-type="string" calcext:value-type="string">
            <text:p>Castello di Strozzavolpe</text:p>
          </table:table-cell>
          <table:table-cell office:value-type="float" office:value="30.996407" calcext:value-type="float">
            <text:p>30.99640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SALFERRO Castello di Brolio Toscana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xrc9b2wwygypdy84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Castello Toscano</text:p>
          </table:table-cell>
          <table:table-cell office:value-type="float" office:value="35.325123" calcext:value-type="float">
            <text:p>35.32512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SALFERRO Castello di Brolio Toscana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xrc9b2wwygypdy84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Castello Toscano</text:p>
          </table:table-cell>
          <table:table-cell office:value-type="float" office:value="35.325123" calcext:value-type="float">
            <text:p>35.32512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Toscana in Anfora, CS-ME, Fatt. di Poggiopiano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bgaektb3f5jk8ke1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Galardi in Anfora Rosso di Toscana</text:p>
          </table:table-cell>
          <table:table-cell office:value-type="string" calcext:value-type="string">
            <text:p>Galardi Fattoria di Poggiopiano</text:p>
          </table:table-cell>
          <table:table-cell office:value-type="float" office:value="47.65017" calcext:value-type="float">
            <text:p>47.650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 Toscana, CS-CF-ME-PV,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11071" calcext:value-type="float">
            <text:p>53.110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 Toscana, CS-CF-ME-PV,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11071" calcext:value-type="float">
            <text:p>53.110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IAROSSA CF-M-SY-CS-PV-SG- Tosc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7cpv1emvycwgzya6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aiarossa</text:p>
          </table:table-cell>
          <table:table-cell office:value-type="float" office:value="47.579704" calcext:value-type="float">
            <text:p>47.579704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DOCG Riserva, Fattoria di Poggiopiano, Toscana,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ap87k0xgq34beaq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Chianti</text:p>
          </table:table-cell>
          <table:table-cell office:value-type="string" calcext:value-type="string">
            <text:p>Galardi Fattoria di Poggiopiano</text:p>
          </table:table-cell>
          <table:table-cell office:value-type="float" office:value="40.970753" calcext:value-type="float">
            <text:p>40.97075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ramolere (Cru Monforte), Manzone Giovanni, Piemonte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x3wnntxd3dgh7h08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Gramolere Barolo</text:p>
          </table:table-cell>
          <table:table-cell office:value-type="string" calcext:value-type="string">
            <text:p>Manzone</text:p>
          </table:table-cell>
          <table:table-cell office:value-type="float" office:value="44.71367" calcext:value-type="float">
            <text:p>44.71367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ramolere (Cru Monforte), Manzone Giovanni, Piemonte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x3wnntxd3dgh7h08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Gramolere Barolo</text:p>
          </table:table-cell>
          <table:table-cell office:value-type="string" calcext:value-type="string">
            <text:p>Manzone</text:p>
          </table:table-cell>
          <table:table-cell office:value-type="float" office:value="44.71367" calcext:value-type="float">
            <text:p>44.713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ramolere (Cru Lage Monforte), Manzone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x3wnntxd3dgh7h08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Gramolere Barolo</text:p>
          </table:table-cell>
          <table:table-cell office:value-type="string" calcext:value-type="string">
            <text:p>Manzone</text:p>
          </table:table-cell>
          <table:table-cell office:value-type="float" office:value="44.71367" calcext:value-type="float">
            <text:p>44.713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ramolere (Cru Lage Monforte), Manzone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x3wnntxd3dgh7h08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Gramolere Barolo</text:p>
          </table:table-cell>
          <table:table-cell office:value-type="string" calcext:value-type="string">
            <text:p>Manzone</text:p>
          </table:table-cell>
          <table:table-cell office:value-type="float" office:value="44.71367" calcext:value-type="float">
            <text:p>44.7136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`ALBA “La Marchesa”, Manzone Giovanni, Piemont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dseb7pg421nhx642s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Marchesa Barbera d'Alba Superiore</text:p>
          </table:table-cell>
          <table:table-cell office:value-type="string" calcext:value-type="string">
            <text:p>Manzone</text:p>
          </table:table-cell>
          <table:table-cell office:value-type="float" office:value="44.588467" calcext:value-type="float">
            <text:p>44.5884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Il Crutina, Manzone Giovanni, Piemont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t7new5kzncykppma5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rutin Langhe Nebbiolo</text:p>
          </table:table-cell>
          <table:table-cell office:value-type="string" calcext:value-type="string">
            <text:p>Manzone</text:p>
          </table:table-cell>
          <table:table-cell office:value-type="float" office:value="42.838425" calcext:value-type="float">
            <text:p>42.83842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bucco Vino IGT Emilia Rosso BA-ME, Monte delle Vign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0kkx7sq3d2rqhfzt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bucco</text:p>
          </table:table-cell>
          <table:table-cell office:value-type="string" calcext:value-type="string">
            <text:p>Monte delle Vigne</text:p>
          </table:table-cell>
          <table:table-cell office:value-type="float" office:value="49.944073" calcext:value-type="float">
            <text:p>49.94407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mpagne Brut AOC Royale Réserve Philipponnat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3nx7n95vw12dcynh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Brut</text:p>
          </table:table-cell>
          <table:table-cell office:value-type="string" calcext:value-type="string">
            <text:p>Philipponnat</text:p>
          </table:table-cell>
          <table:table-cell office:value-type="float" office:value="42.082947" calcext:value-type="float">
            <text:p>42.0829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mpagne Monmarthe, Extra brut, Coup de Coeu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xane4zrraq4k4ykk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Coup de Coeur Extra Brut</text:p>
          </table:table-cell>
          <table:table-cell office:value-type="string" calcext:value-type="string">
            <text:p>Monmarthe</text:p>
          </table:table-cell>
          <table:table-cell office:value-type="float" office:value="46.61419" calcext:value-type="float">
            <text:p>46.61419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ne Blanc Cote d’Or, Domaine Michel Mallard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vw7jy9nny3kc7p9s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ôte-d'Or Chardonnay</text:p>
          </table:table-cell>
          <table:table-cell office:value-type="string" calcext:value-type="string">
            <text:p>Domaine Michel Mallard</text:p>
          </table:table-cell>
          <table:table-cell office:value-type="float" office:value="45.90303" calcext:value-type="float">
            <text:p>45.9030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te De Nuits-Villages Le Fourmeau, Dom. Michel Mallard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vqe4m4nkxv6ws2mz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 de Nuits Villages</text:p>
          </table:table-cell>
          <table:table-cell office:value-type="string" calcext:value-type="string">
            <text:p>Domaine Michel Mallard</text:p>
          </table:table-cell>
          <table:table-cell office:value-type="float" office:value="43.044125" calcext:value-type="float">
            <text:p>43.0441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Appell. Jan Marc Bouley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wqx2zdtae3csctec2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</text:p>
          </table:table-cell>
          <table:table-cell office:value-type="string" calcext:value-type="string">
            <text:p>Domaine Jean-Marc Bouley</text:p>
          </table:table-cell>
          <table:table-cell office:value-type="float" office:value="35.378693" calcext:value-type="float">
            <text:p>35.37869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erey Chambertin 1er Cru Domaine Gallois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jc0w0vwsmfd9wejn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Lavaux St Jacques'</text:p>
          </table:table-cell>
          <table:table-cell office:value-type="string" calcext:value-type="string">
            <text:p>Château de Gevrey Chambertin</text:p>
          </table:table-cell>
          <table:table-cell office:value-type="float" office:value="47.06922" calcext:value-type="float">
            <text:p>47.0692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Corix de Labrie GRAN CRU Saint Emillio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700" calcext:value-type="float">
            <text:p>16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fa88b0fz7apftyt3x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Hauts de Croix de Labrie Saint-Émilion Grand Cru</text:p>
          </table:table-cell>
          <table:table-cell office:value-type="string" calcext:value-type="string">
            <text:p>Château Croix de Labrie</text:p>
          </table:table-cell>
          <table:table-cell office:value-type="float" office:value="49.705864" calcext:value-type="float">
            <text:p>49.7058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Palmer ALTER EGO Appellation Margaux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100" calcext:value-type="float">
            <text:p>1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f5ansemx1bbg5c0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Alter Ego</text:p>
          </table:table-cell>
          <table:table-cell office:value-type="string" calcext:value-type="string">
            <text:p>Chateau Palmer</text:p>
          </table:table-cell>
          <table:table-cell office:value-type="float" office:value="48.47228" calcext:value-type="float">
            <text:p>48.472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mpranillo AALTO RIBERA DEL DUER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6jxwzyjkc44wsakz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bera Del Duero Aalto Bio</text:p>
          </table:table-cell>
          <table:table-cell office:value-type="string" calcext:value-type="string">
            <text:p>Aalto</text:p>
          </table:table-cell>
          <table:table-cell office:value-type="float" office:value="42.576527" calcext:value-type="float">
            <text:p>42.57652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L Jardin de La Emperatriz – Hermanos WST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rb4fb0dsj0rehrb4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nca La Emperatriz El jardín de La Emperatriz Tinto</text:p>
          </table:table-cell>
          <table:table-cell office:value-type="string" calcext:value-type="string">
            <text:p>Viñedos Hermanos Hernáiz</text:p>
          </table:table-cell>
          <table:table-cell office:value-type="float" office:value="36.22924" calcext:value-type="float">
            <text:p>36.229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eserve SALWEY, Oberrotweil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575aq41nx04wxtktqpdvb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S Oberrotweil</text:p>
          </table:table-cell>
          <table:table-cell office:value-type="string" calcext:value-type="string">
            <text:p>Salwey</text:p>
          </table:table-cell>
          <table:table-cell office:value-type="float" office:value="37.937622" calcext:value-type="float">
            <text:p>37.937622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LWEY, Weissburgunder Reserve Oberrotweiler GG Steingubenberg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zxa693h4thrm223jg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G Steingrubenberg Weissburgunder</text:p>
          </table:table-cell>
          <table:table-cell office:value-type="string" calcext:value-type="string">
            <text:p>Salwey</text:p>
          </table:table-cell>
          <table:table-cell office:value-type="float" office:value="50.45011" calcext:value-type="float">
            <text:p>50.45011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Rotschiefer, Sorentberg, Mosel (D/I) Kellerei Castelfed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bjwxpmjc828d98gc9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tschiefer Riesling</text:p>
          </table:table-cell>
          <table:table-cell office:value-type="string" calcext:value-type="string">
            <text:p>Sorentberg</text:p>
          </table:table-cell>
          <table:table-cell office:value-type="float" office:value="48.825962" calcext:value-type="float">
            <text:p>48.82596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Gut Hermannsberg GG Altenbamberger Rotenber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4ypj2wmz9kjn3v3d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rmannsberg GG</text:p>
          </table:table-cell>
          <table:table-cell office:value-type="string" calcext:value-type="string">
            <text:p>Gut Hermannsberg</text:p>
          </table:table-cell>
          <table:table-cell office:value-type="float" office:value="57.541275" calcext:value-type="float">
            <text:p>57.54127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Schäfer Fröhlich Vulkangestei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m0ykcamgf1satdga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öhlich Trocken</text:p>
          </table:table-cell>
          <table:table-cell office:value-type="string" calcext:value-type="string">
            <text:p>Schäfer-Fröhlich</text:p>
          </table:table-cell>
          <table:table-cell office:value-type="float" office:value="53.058105" calcext:value-type="float">
            <text:p>53.05810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Clemens Busch Marienburg 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bwrzb5gcgktqq9f8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rienburg GG</text:p>
          </table:table-cell>
          <table:table-cell office:value-type="string" calcext:value-type="string">
            <text:p>Clemens Busch</text:p>
          </table:table-cell>
          <table:table-cell office:value-type="float" office:value="53.508575" calcext:value-type="float">
            <text:p>53.5085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ünstler GG Assmannshausen Höllenber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pf90x6dcjbna0zhk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ssmannshäuser Höllenberg Spätburgunder GG</text:p>
          </table:table-cell>
          <table:table-cell office:value-type="string" calcext:value-type="string">
            <text:p>Künstler</text:p>
          </table:table-cell>
          <table:table-cell office:value-type="float" office:value="46.214447" calcext:value-type="float">
            <text:p>46.2144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enauer No.1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yxnhg48x0tghex9yt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. 1 Spätburgunder Trocken</text:p>
          </table:table-cell>
          <table:table-cell office:value-type="string" calcext:value-type="string">
            <text:p>J.J. Adeneuer</text:p>
          </table:table-cell>
          <table:table-cell office:value-type="float" office:value="30.172522" calcext:value-type="float">
            <text:p>30.17252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enauer Alte Ley 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8hafaz6sf3be49pe0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GG Kräuterberg</text:p>
          </table:table-cell>
          <table:table-cell office:value-type="string" calcext:value-type="string">
            <text:p>J.J. Adeneuer</text:p>
          </table:table-cell>
          <table:table-cell office:value-type="float" office:value="26.348135" calcext:value-type="float">
            <text:p>26.3481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LWEY Kirchberg GG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rcahv55y3k2jj331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Kirchberg GG</text:p>
          </table:table-cell>
          <table:table-cell office:value-type="string" calcext:value-type="string">
            <text:p>Salwey</text:p>
          </table:table-cell>
          <table:table-cell office:value-type="float" office:value="40.542908" calcext:value-type="float">
            <text:p>40.5429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nhard Huber Malterdinger Bienenberg 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rag9xfsqhsxe9thd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Bienenberg GG</text:p>
          </table:table-cell>
          <table:table-cell office:value-type="string" calcext:value-type="string">
            <text:p>Bernhard Huber</text:p>
          </table:table-cell>
          <table:table-cell office:value-type="float" office:value="46.71316" calcext:value-type="float">
            <text:p>46.7131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NIPSER Kirschgarten GG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1gvn6qv7xt8wky1tx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mersheimer Kirschgarten Dornfelder Trocken</text:p>
          </table:table-cell>
          <table:table-cell office:value-type="string" calcext:value-type="string">
            <text:p>Knipser</text:p>
          </table:table-cell>
          <table:table-cell office:value-type="float" office:value="34.021126" calcext:value-type="float">
            <text:p>34.021126</text:p>
          </table:table-cell>
        </table:table-row>
      </table:table>
      <table:table table:name="Manual (DO NOT TOUCH)" table:style-name="ta1">
        <table:table-column table:style-name="co1" table:number-columns-repeated="15" table:default-cell-style-name="Default"/>
        <table:table-row table:style-name="ro8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visible</text:p>
          </table:table-cell>
        </table:table-row>
        <table:table-row table:style-name="ro8">
          <table:table-cell table:formula="of:=IF(ISBLANK([.B2]); &quot;&quot;; 1)">
            <text:p/>
          </table:table-cell>
          <table:table-cell/>
          <table:table-cell office:value-type="string" calcext:value-type="string">
            <text:p>2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LWEY Oberrotweil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Bool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7T21:57:25.887920229</dc:date>
    <meta:editing-duration>PT5S</meta:editing-duration>
    <meta:editing-cycles>1</meta:editing-cycles>
    <meta:document-statistic meta:table-count="2" meta:cell-count="3254" meta:object-count="0"/>
    <meta:generator>LibreOffice/7.3.7.2$Linux_X86_64 LibreOffice_project/30$Build-2</meta:generator>
  </office:meta>
</office:document-meta>
</file>